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4pt" fo:font-weight="bold" officeooo:rsid="000a018a" officeooo:paragraph-rsid="000a018a" style:font-size-asian="12.25pt" style:font-weight-asian="bold" style:font-size-complex="14pt" style:font-weight-complex="bold"/>
    </style:style>
    <style:style style:name="P2" style:family="paragraph" style:parent-style-name="Standard">
      <style:text-properties style:font-name="arial" fo:font-size="14pt" fo:font-weight="bold" officeooo:rsid="000a74da" officeooo:paragraph-rsid="000a74da" style:font-size-asian="12.25pt" style:font-weight-asian="bold" style:font-size-complex="14pt" style:font-weight-complex="bold"/>
    </style:style>
    <style:style style:name="P3" style:family="paragraph" style:parent-style-name="Standard">
      <style:text-properties style:font-name="arial" fo:font-size="16pt" fo:font-weight="bold" officeooo:rsid="000a018a" officeooo:paragraph-rsid="000a018a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paragraph-rsid="000a018a"/>
    </style:style>
    <style:style style:name="P5" style:family="paragraph" style:parent-style-name="Standard">
      <style:paragraph-properties fo:text-align="start" style:justify-single-word="false"/>
      <style:text-properties officeooo:paragraph-rsid="000a74da"/>
    </style:style>
    <style:style style:name="P6" style:family="paragraph" style:parent-style-name="Standard">
      <style:paragraph-properties fo:text-align="start" style:justify-single-word="false"/>
      <style:text-properties fo:font-weight="bold" officeooo:rsid="000a018a" officeooo:paragraph-rsid="000a018a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0a74da" officeooo:paragraph-rsid="000a018a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0bc900" officeooo:paragraph-rsid="000bc900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0bc900" officeooo:paragraph-rsid="000bc900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0bc900" officeooo:paragraph-rsid="0012cd5e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officeooo:rsid="000a74da" officeooo:paragraph-rsid="000a74da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0a8c2b" officeooo:paragraph-rsid="000a8c2b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officeooo:rsid="001407f8" officeooo:paragraph-rsid="000a8c2b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officeooo:rsid="0012fe17" officeooo:paragraph-rsid="000a8c2b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officeooo:rsid="000a8c2b" officeooo:paragraph-rsid="000a8c2b"/>
    </style:style>
    <style:style style:name="T1" style:family="text">
      <style:text-properties style:font-name="arial"/>
    </style:style>
    <style:style style:name="T2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font-name="arial" fo:font-size="12pt" fo:font-weight="normal" officeooo:rsid="000a018a" style:font-size-asian="12pt" style:font-weight-asian="normal" style:font-size-complex="12pt" style:font-weight-complex="normal"/>
    </style:style>
    <style:style style:name="T4" style:family="text">
      <style:text-properties style:font-name="arial" fo:font-size="12pt" fo:font-weight="normal" officeooo:rsid="000a74da" style:font-size-asian="12pt" style:font-weight-asian="normal" style:font-size-complex="12pt" style:font-weight-complex="normal"/>
    </style:style>
    <style:style style:name="T5" style:family="text">
      <style:text-properties style:font-name="arial" fo:font-size="12pt" fo:font-weight="normal" officeooo:rsid="000abb20" style:font-size-asian="12pt" style:font-weight-asian="normal" style:font-size-complex="12pt" style:font-weight-complex="normal"/>
    </style:style>
    <style:style style:name="T6" style:family="text">
      <style:text-properties style:font-name="arial" fo:font-size="12pt" style:font-size-asian="12pt" style:font-size-complex="12pt"/>
    </style:style>
    <style:style style:name="T7" style:family="text">
      <style:text-properties style:font-name="arial" fo:font-size="12pt" officeooo:rsid="000a018a" style:font-size-asian="12pt" style:font-size-complex="12pt"/>
    </style:style>
    <style:style style:name="T8" style:family="text">
      <style:text-properties style:font-name="arial" fo:font-size="12pt" officeooo:rsid="001469fe" style:font-size-asian="12pt" style:font-size-complex="12pt"/>
    </style:style>
    <style:style style:name="T9" style:family="text">
      <style:text-properties style:font-name="arial" fo:font-size="12pt" fo:font-style="italic" officeooo:rsid="001469fe" style:font-size-asian="12pt" style:font-style-asian="italic" style:font-size-complex="12pt" style:font-style-complex="italic"/>
    </style:style>
    <style:style style:name="T10" style:family="text">
      <style:text-properties style:font-name="arial" fo:font-size="12pt" fo:font-style="italic" fo:font-weight="normal" officeooo:rsid="000a74da" style:font-size-asian="12pt" style:font-style-asian="italic" style:font-weight-asian="normal" style:font-size-complex="12pt" style:font-style-complex="italic" style:font-weight-complex="normal"/>
    </style:style>
    <style:style style:name="T11" style:family="text">
      <style:text-properties style:font-name="arial" fo:font-size="12pt" fo:font-style="italic" fo:font-weight="normal" officeooo:rsid="000abb20" style:font-size-asian="12pt" style:font-style-asian="italic" style:font-weight-asian="normal" style:font-size-complex="12pt" style:font-style-complex="italic" style:font-weight-complex="normal"/>
    </style:style>
    <style:style style:name="T12" style:family="text">
      <style:text-properties style:font-name="arial" fo:font-size="12pt" fo:font-style="italic" fo:font-weight="normal" officeooo:rsid="000c044b" style:font-size-asian="12pt" style:font-style-asian="italic" style:font-weight-asian="normal" style:font-size-complex="12pt" style:font-style-complex="italic" style:font-weight-complex="normal"/>
    </style:style>
    <style:style style:name="T13" style:family="text">
      <style:text-properties style:font-name="arial" fo:font-size="12pt" fo:font-style="italic" fo:font-weight="normal" officeooo:rsid="0012fe17" style:font-size-asian="12pt" style:font-style-asian="italic" style:font-weight-asian="normal" style:font-size-complex="12pt" style:font-style-complex="italic" style:font-weight-complex="normal"/>
    </style:style>
    <style:style style:name="T14" style:family="text">
      <style:text-properties style:font-name="arial" fo:font-size="12pt" fo:font-style="italic" fo:font-weight="normal" officeooo:rsid="000abb20" style:font-size-asian="10.5pt" style:font-style-asian="italic" style:font-weight-asian="normal" style:font-size-complex="12pt" style:font-style-complex="italic" style:font-weight-complex="normal"/>
    </style:style>
    <style:style style:name="T15" style:family="text"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arial" fo:font-size="12pt" fo:font-style="normal" fo:font-weight="normal" officeooo:rsid="000abb20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font-name="arial" fo:font-size="12pt" fo:font-style="normal" fo:font-weight="normal" officeooo:rsid="000b9549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font-name="arial" fo:font-size="12pt" fo:font-style="normal" fo:font-weight="normal" officeooo:rsid="000c044b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arial" fo:font-size="12pt" fo:font-style="normal" fo:font-weight="normal" officeooo:rsid="0012fe17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arial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arial" fo:font-size="12pt" fo:font-style="normal" fo:font-weight="normal" officeooo:rsid="000abb20" style:font-size-asian="10.5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font-name="arial" fo:font-size="12pt" fo:font-style="normal" style:font-size-asian="12pt" style:font-style-asian="normal" style:font-size-complex="12pt" style:font-style-complex="normal"/>
    </style:style>
    <style:style style:name="T23" style:family="text">
      <style:text-properties style:font-name="arial" fo:font-size="12pt" fo:font-style="normal" officeooo:rsid="001469fe" style:font-size-asian="12pt" style:font-style-asian="normal" style:font-size-complex="12pt" style:font-style-complex="normal"/>
    </style:style>
    <style:style style:name="T24" style:family="text">
      <style:text-properties style:font-name="arial" fo:font-size="12pt" fo:font-style="normal" officeooo:rsid="0016eb1f" style:font-size-asian="12pt" style:font-style-asian="normal" style:font-size-complex="12pt" style:font-style-complex="normal"/>
    </style:style>
    <style:style style:name="T25" style:family="text">
      <style:text-properties style:font-name="arial" fo:font-style="normal" fo:font-weight="normal" officeooo:rsid="000a8c2b" style:font-style-asian="normal" style:font-weight-asian="normal" style:font-style-complex="normal" style:font-weight-complex="normal"/>
    </style:style>
    <style:style style:name="T26" style:family="text">
      <style:text-properties style:font-name="arial" fo:font-style="normal" style:font-style-asian="normal" style:font-style-complex="normal"/>
    </style:style>
    <style:style style:name="T27" style:family="text">
      <style:text-properties style:font-name="arial" fo:font-style="normal" officeooo:rsid="001469fe" style:font-style-asian="normal" style:font-style-complex="normal"/>
    </style:style>
    <style:style style:name="T28" style:family="text">
      <style:text-properties style:font-name="arial" fo:font-style="normal" officeooo:rsid="000f9ae8" style:font-style-asian="normal" style:font-style-complex="normal"/>
    </style:style>
    <style:style style:name="T29" style:family="tex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T30" style:family="text">
      <style:text-properties officeooo:rsid="000a74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">Техническое задание на разработку функции «чат-бота»</text:p>
      <text:p text:style-name="P2"/>
      <text:p text:style-name="P1"><text:span text:style-name="T30">1. </text:span>Описание</text:p>
      <text:p text:style-name="P1"/>
      <text:p text:style-name="P4"><text:span text:style-name="T3">Каждый пользователь чатов должен иметь возможность настроить автоматические ответы другим пользователям, чтобы повысить качество работы с клиентской аудиторией (покупатели или продавцы) и освободить владельца аккаунта от необходимости постоянно присутствовать в сети.</text:span></text:p>
      <text:p text:style-name="P7"><text:span text:style-name="T1"/></text:p>
      <text:p text:style-name="P5"><text:span text:style-name="T3">1.</text:span><text:span text:style-name="T4">1. </text:span><text:span text:style-name="T5"><text:s/></text:span><text:span text:style-name="T4">Для того, чтобы воспользоваться чат-ботами, пользователь должен будет переходить в «</text:span><text:span text:style-name="T10">Настройки </text:span><text:span text:style-name="T11">чатов</text:span><text:span text:style-name="T4">».</text:span></text:p>
      <text:p text:style-name="P5"><text:span text:style-name="T4"/></text:p>
      <text:p text:style-name="P11"><text:span text:style-name="T2">1.2. </text:span><text:span text:style-name="T5">В разделе </text:span><text:span text:style-name="T11">«Настройки чатов» </text:span><text:span text:style-name="T16">пользователь </text:span><text:span text:style-name="T15">должен иметь возможность выбрать </text:span><text:span text:style-name="T16">подраздел </text:span><text:span text:style-name="T11">«Чат-боты» </text:span><text:span text:style-name="T16">и перейти него для настройки автоматических ответов.</text:span></text:p>
      <text:p text:style-name="P11"><text:span text:style-name="T16"/></text:p>
      <text:p text:style-name="P11"><text:span text:style-name="T16">1.</text:span><text:span text:style-name="T15">3. </text:span><text:span text:style-name="T21">В под</text:span><text:span text:style-name="T20">р</text:span><text:span text:style-name="T21">азделе настроек </text:span><text:span text:style-name="T14">«Чат-боты»</text:span><text:span text:style-name="T21"> должен быть функционал созда</text:span><text:span text:style-name="T20">ния</text:span><text:span text:style-name="T21">, редактирова</text:span><text:span text:style-name="T20">ния</text:span><text:span text:style-name="T21">, включ</text:span><text:span text:style-name="T20">ения и </text:span><text:span text:style-name="T21">выключ</text:span><text:span text:style-name="T20">ения</text:span><text:span text:style-name="T21"> и удал</text:span><text:span text:style-name="T20">ения</text:span><text:span text:style-name="T21"> ботов. </text:span><text:span text:style-name="T20">Боты <text:s/>должны </text:span><text:span text:style-name="T21">в автоматическом режиме отвечать на сообщения, которые приходят пользовател</text:span><text:span text:style-name="T20">ю</text:span><text:span text:style-name="T17">. </text:span><text:span text:style-name="T18">Кроме того, пользователю </text:span><text:span text:style-name="T15">должен быть доступен</text:span><text:span text:style-name="T18"> функционал полного отключения фун</text:span><text:span text:style-name="T15">к</text:span><text:span text:style-name="T18">ции </text:span><text:span text:style-name="T12">«Чат-боты»</text:span><text:span text:style-name="T18">.</text:span></text:p>
      <text:p text:style-name="P11"><text:span text:style-name="T18"/></text:p>
      <text:p text:style-name="P15"><text:span text:style-name="T18">1.</text:span><text:span text:style-name="T15">4. </text:span><text:span text:style-name="T19">В режиме редактир</text:span><text:span text:style-name="T15">о</text:span><text:span text:style-name="T19">вания чат-бота </text:span><text:span text:style-name="T15">должна быть возможность</text:span><text:span text:style-name="T19"> настроить </text:span><text:span text:style-name="T13">аудиторию</text:span><text:span text:style-name="T19"> (группы пользователе по полу, возрасту и т. п.), </text:span><text:span text:style-name="T15">с которой</text:span><text:span text:style-name="T19"> </text:span><text:span text:style-name="T15">бот</text:span><text:span text:style-name="T19"> будет отвечать, задать </text:span><text:span text:style-name="T13">график работы</text:span><text:span text:style-name="T19"> (например, с 10:00 до 18:00 по будням), настроить </text:span><text:span text:style-name="T13">условия запуска</text:span><text:span text:style-name="T19">.</text:span></text:p>
      <text:p text:style-name="P14"/>
      <text:p text:style-name="P13"><text:span text:style-name="T25">1.5. </text:span><text:span text:style-name="T15">Дополнительно пользователь </text:span><text:span text:style-name="T25">должен иметь возможность выбрать</text:span><text:span text:style-name="T15">, от чьего имени чат-бот будет отвечать собеседнику: от имени самого пользователя или с персональным именем с возможностью выбрать </text:span><text:span text:style-name="T29">аватар</text:span><text:span text:style-name="T15">.</text:span></text:p>
      <text:p text:style-name="P6"><text:span text:style-name="T7"/></text:p>
      <text:p text:style-name="P12"><text:span text:style-name="T6">1.6. </text:span><text:span text:style-name="T8">Перейдя в подраздел чат-бота </text:span><text:span text:style-name="T9">«Шаблоны ответов», </text:span><text:span text:style-name="T23">пользователь </text:span><text:span text:style-name="T22">должен иметь фукнционал</text:span><text:span text:style-name="T23"> добавл</text:span><text:span text:style-name="T22">ения</text:span><text:span text:style-name="T23"> отдельны</text:span><text:span text:style-name="T22">х</text:span><text:span text:style-name="T23"> шаблон</text:span><text:span text:style-name="T22">ов</text:span><text:span text:style-name="T23"> с условием </text:span><text:span text:style-name="T22">их</text:span><text:span text:style-name="T23"> </text:span><text:span text:style-name="T22">применения</text:span><text:span text:style-name="T23">. Шаблоны </text:span><text:span text:style-name="T22">должны поддерживать</text:span><text:span text:style-name="T23"> встроенные переменные: </text:span><text:span text:style-name="T22">имя собеседника</text:span><text:span text:style-name="T23">, </text:span><text:span text:style-name="T22">логин собеседника</text:span><text:span text:style-name="T23">, </text:span><text:span text:style-name="T22">имя пользователя</text:span><text:span text:style-name="T23">, </text:span><text:span text:style-name="T22">логин пользователя</text:span><text:span text:style-name="T23"> </text:span><text:span text:style-name="T24">и т. п.</text:span><text:span text:style-name="T23"> </text:span><text:span text:style-name="T22">Должна быть возможность </text:span><text:span text:style-name="T23">включать, выключать и удалять </text:span><text:span text:style-name="T22">шаблоны</text:span><text:span text:style-name="T23">.</text:span></text:p>
      <text:p text:style-name="P12"><text:span text:style-name="T23"/></text:p>
      <text:p text:style-name="P8"><text:span text:style-name="T27">2. </text:span><text:span text:style-name="T26">Прототип</text:span></text:p>
      <text:p text:style-name="P8"><text:span text:style-name="T26"/></text:p>
      <text:p text:style-name="P10"><text:span text:style-name="T26">При реализации данного функционала необходимо опираться на данный прототип: </text:span></text:p>
      <text:p text:style-name="P10"><text:a xlink:type="simple" xlink:href="https://github.com/fateoftatarstan/chatbot/blob/main/camilla-prototype.rp" text:style-name="Internet_20_link" text:visited-style-name="Visited_20_Internet_20_Link"><text:span text:style-name="T28">https://github.com/fateoftatarstan/chatbot/blob/main/camilla-prototype.rp</text:span></text:a></text:p>
      <text:p text:style-name="P9"><text:span text:style-name="T28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1T17:07:49.991957932</meta:creation-date>
    <dc:date>2021-01-21T18:39:09.785569260</dc:date>
    <meta:editing-duration>PT38M36S</meta:editing-duration>
    <meta:editing-cycles>5</meta:editing-cycles>
    <meta:generator>LibreOffice/6.4.6.2$Linux_X86_64 LibreOffice_project/40$Build-2</meta:generator>
    <meta:document-statistic meta:table-count="0" meta:image-count="0" meta:object-count="0" meta:page-count="1" meta:paragraph-count="12" meta:word-count="225" meta:character-count="1853" meta:non-whitespace-character-count="1637"/>
  </office:meta>
</office:document-meta>
</file>